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29e8" officeooo:paragraph-rsid="000929e8"/>
    </style:style>
    <style:style style:name="P2" style:family="paragraph" style:parent-style-name="Standard">
      <style:text-properties officeooo:rsid="000929e8" officeooo:paragraph-rsid="000929e8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/>
    </style:style>
    <style:style style:name="T1" style:family="text">
      <style:text-properties officeooo:rsid="001ac1f2"/>
    </style:style>
    <style:style style:name="T2" style:family="text">
      <style:text-properties fo:font-size="12pt"/>
    </style:style>
    <style:style style:name="gr1" style:family="graphic">
      <style:graphic-properties draw:textarea-horizontal-align="justify" draw:textarea-vertical-align="middle" draw:auto-grow-height="false" fo:min-height="1.3cm" fo:min-width="4.0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1.302cm" fo:min-width="4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1.3cm" fo:min-width="3.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1.3cm" fo:min-width="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1.3cm" fo:min-width="2.4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marker-start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1" draw:name="Lik3" draw:style-name="gr2" draw:text-style-name="P4" svg:width="4.003cm" svg:height="1.303cm" svg:x="6.6cm" svg:y="4.3cm"><text:p text:style-name="P3"><text:span text:style-name="T2">DOMAČA STRAN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" draw:name="Lik2" draw:style-name="gr1" draw:text-style-name="P3" svg:width="4.001cm" svg:height="1.301cm" svg:x="6.6cm" svg:y="0cm"><text:p text:style-name="P3">PRIJAVA</text:p><draw:enhanced-geometry svg:viewBox="0 0 21600 21600" draw:type="rectangle" draw:enhanced-path="M 0 0 L 21600 0 21600 21600 0 21600 0 0 Z N"/></draw:custom-shape></text:p>
      <text:p text:style-name="P1"/>
      <text:p text:style-name="P1"><draw:line text:anchor-type="paragraph" draw:z-index="22" draw:name="Lik6" draw:style-name="gr6" draw:text-style-name="P3" svg:x1="8.58cm" svg:y1="0.326cm" svg:x2="8.58cm" svg:y2="1.086cm"><text:p/></draw:line></text:p>
      <text:p text:style-name="P1"><draw:custom-shape text:anchor-type="paragraph" draw:z-index="0" draw:name="Lik2" draw:style-name="gr1" draw:text-style-name="P3" svg:width="4.001cm" svg:height="1.301cm" svg:x="6.6cm" svg:y="0.6cm"><text:p text:style-name="P3"><text:span text:style-name="T2">VNOS UP. IMENA</text:span></text:p><text:p text:style-name="P3"><text:span text:style-name="T2"><text:s/></text:span><text:span text:style-name="T2">IN GESLA</text:span></text:p><draw:enhanced-geometry svg:viewBox="0 0 21600 21600" draw:type="rectangle" draw:enhanced-path="M 0 0 L 21600 0 21600 21600 0 21600 0 0 Z N"/></draw:custom-shape><draw:custom-shape text:anchor-type="paragraph" draw:z-index="5" draw:name="Lik2" draw:style-name="gr3" draw:text-style-name="P3" svg:width="3.5cm" svg:height="1.301cm" svg:x="11cm" svg:y="6.399cm"><text:p text:style-name="P3">POSLOVALNICA</text:p><draw:enhanced-geometry svg:viewBox="0 0 21600 21600" draw:type="rectangle" draw:enhanced-path="M 0 0 L 21600 0 21600 21600 0 21600 0 0 Z N"/></draw:custom-shape><draw:custom-shape text:anchor-type="paragraph" draw:z-index="6" draw:name="Lik2" draw:style-name="gr4" draw:text-style-name="P3" svg:width="3.001cm" svg:height="1.301cm" svg:x="7.2cm" svg:y="8.5cm"><text:p text:style-name="P3">SEZNAM </text:p><text:p text:style-name="P3">NAROČIL</text:p><draw:enhanced-geometry svg:viewBox="0 0 21600 21600" draw:type="rectangle" draw:enhanced-path="M 0 0 L 21600 0 21600 21600 0 21600 0 0 Z N"/></draw:custom-shape><draw:line text:anchor-type="paragraph" draw:z-index="18" draw:name="Lik16" draw:style-name="gr6" draw:text-style-name="P3" svg:x1="8.659cm" svg:y1="7.699cm" svg:x2="8.659cm" svg:y2="8.5cm"><text:p/></draw:line><draw:line text:anchor-type="paragraph" draw:z-index="19" draw:name="Lik16" draw:style-name="gr6" draw:text-style-name="P3" svg:x1="3.761cm" svg:y1="9.8cm" svg:x2="3.761cm" svg:y2="10.601cm"><text:p/></draw:line><draw:line text:anchor-type="paragraph" draw:z-index="21" draw:name="Lik19" draw:style-name="gr6" draw:text-style-name="P3" svg:x1="3.949cm" svg:y1="8.024cm" svg:x2="3.949cm" svg:y2="8.5cm"><text:p/></draw:line><text:tab/><text:tab/><text:tab/><text:tab/><text:tab/><text:tab/><text:tab/> </text:p>
      <text:p text:style-name="P1"/>
      <text:p text:style-name="P1"/>
      <text:p text:style-name="P1"><draw:line text:anchor-type="paragraph" draw:z-index="12" draw:name="Lik6" draw:style-name="gr6" draw:text-style-name="P3" svg:x1="8.58cm" svg:y1="0.439cm" svg:x2="8.58cm" svg:y2="1.379cm"><text:p/></draw:line><draw:line text:anchor-type="paragraph" draw:z-index="13" draw:style-name="gr7" draw:text-style-name="P3" svg:x1="8.58cm" svg:y1="0.439cm" svg:x2="8.58cm" svg:y2="1.379cm"><text:p/></draw:line></text:p>
      <text:p text:style-name="P1"/>
      <text:p text:style-name="P1"/>
      <text:p text:style-name="P1"/>
      <text:p text:style-name="P1"/>
      <text:p text:style-name="P1"><draw:line text:anchor-type="paragraph" draw:z-index="14" draw:name="Lik13" draw:style-name="gr6" draw:text-style-name="P3" svg:x1="8.58cm" svg:y1="0.247cm" svg:x2="8.58cm" svg:y2="2.505cm"><text:p/></draw:line></text:p>
      <text:p text:style-name="P1"/>
      <text:p text:style-name="P1"><draw:line text:anchor-type="paragraph" draw:z-index="15" draw:name="Lik14" draw:style-name="gr7" draw:text-style-name="P3" svg:x1="4.336cm" svg:y1="0.43cm" svg:x2="12.7cm" svg:y2="0.43cm"><text:p/></draw:line><draw:line text:anchor-type="paragraph" draw:z-index="17" draw:name="Lik15" draw:style-name="gr6" draw:text-style-name="P3" svg:x1="4.336cm" svg:y1="0.431cm" svg:x2="4.336cm" svg:y2="1.532cm"><text:p/></draw:line><draw:line text:anchor-type="paragraph" draw:z-index="16" draw:name="Lik15" draw:style-name="gr6" draw:text-style-name="P3" svg:x1="12.7cm" svg:y1="0.431cm" svg:x2="12.7cm" svg:y2="1.532cm"><text:p/></draw:line></text:p>
      <text:p text:style-name="P1"/>
      <text:p text:style-name="P1"/>
      <text:p text:style-name="P1"><draw:custom-shape text:anchor-type="paragraph" draw:z-index="3" draw:name="Lik2" draw:style-name="gr3" draw:text-style-name="P3" svg:width="3.5cm" svg:height="1.301cm" svg:x="2.6cm" svg:y="0.071cm"><text:p text:style-name="P3"/><text:p text:style-name="P3">IZDELKI</text:p><text:p text:style-name="P3"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" draw:name="Lik2" draw:style-name="gr3" draw:text-style-name="P3" svg:width="3.5cm" svg:height="1.301cm" svg:x="6.8cm" svg:y="0.071cm"><text:p text:style-name="P3">NAROČILA</text:p><draw:enhanced-geometry svg:viewBox="0 0 21600 21600" draw:type="rectangle" draw:enhanced-path="M 0 0 L 21600 0 21600 21600 0 21600 0 0 Z N"/></draw:custom-shape></text:p>
      <text:p text:style-name="P1"/>
      <text:p text:style-name="P1"><draw:line text:anchor-type="paragraph" draw:z-index="20" draw:name="Lik16" draw:style-name="gr6" draw:text-style-name="P3" svg:x1="12.629cm" svg:y1="0.4cm" svg:x2="12.629cm" svg:y2="1.321cm"><text:p/></draw:line></text:p>
      <text:p text:style-name="P1"/>
      <text:p text:style-name="P1"><draw:custom-shape text:anchor-type="paragraph" draw:z-index="7" draw:name="Lik2" draw:style-name="gr3" draw:text-style-name="P3" svg:width="3.5cm" svg:height="1.301cm" svg:x="2.6cm" svg:y="0.22cm"><text:p text:style-name="P3">SEZNAM</text:p><text:p text:style-name="P3">IZDELKOV</text:p><draw:enhanced-geometry svg:viewBox="0 0 21600 21600" draw:type="rectangle" draw:enhanced-path="M 0 0 L 21600 0 21600 21600 0 21600 0 0 Z N"/></draw:custom-shape><draw:custom-shape text:anchor-type="paragraph" draw:z-index="11" draw:name="Lik2" draw:style-name="gr5" draw:text-style-name="P3" svg:width="2.5cm" svg:height="1.301cm" svg:x="11.407cm" svg:y="0.356cm"><text:p text:style-name="P3">DOBIČEK</text:p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><draw:line text:anchor-type="paragraph" draw:z-index="24" draw:name="Lik16" draw:style-name="gr6" draw:text-style-name="P3" svg:x1="2.835cm" svg:y1="0.06cm" svg:x2="2.835cm" svg:y2="0.861cm"><text:p/></draw:line><draw:line text:anchor-type="paragraph" draw:z-index="25" draw:name="Lik16" draw:style-name="gr6" draw:text-style-name="P3" svg:x1="8.738cm" svg:y1="0.063cm" svg:x2="8.738cm" svg:y2="0.864cm"><text:p/></draw:line> <text:s text:c="82"/></text:p>
      <text:p text:style-name="P1"><draw:custom-shape text:anchor-type="paragraph" draw:z-index="8" draw:name="Lik2" draw:style-name="gr4" draw:text-style-name="P3" svg:width="3.001cm" svg:height="1.301cm" svg:x="3.473cm" svg:y="0.376cm"><text:p text:style-name="P3">OPIS IZDELKA</text:p><draw:enhanced-geometry svg:viewBox="0 0 21600 21600" draw:type="rectangle" draw:enhanced-path="M 0 0 L 21600 0 21600 21600 0 21600 0 0 Z N"/></draw:custom-shape><draw:custom-shape text:anchor-type="paragraph" draw:z-index="9" draw:name="Lik2" draw:style-name="gr4" draw:text-style-name="P3" svg:width="3.001cm" svg:height="1.301cm" svg:x="0.09cm" svg:y="0.379cm"><text:p text:style-name="P3">DODAJ</text:p><text:p text:style-name="P3">IZDELEK</text:p><draw:enhanced-geometry svg:viewBox="0 0 21600 21600" draw:type="rectangle" draw:enhanced-path="M 0 0 L 21600 0 21600 21600 0 21600 0 0 Z N"/></draw:custom-shape></text:p>
      <text:p text:style-name="P1"><text:s text:c="73"/><text:span text:style-name="T1">izvedi naročilo <text:s text:c="89"/></text:span></text:p>
      <text:p text:style-name="P1"><text:s text:c="73"/><text:span text:style-name="T1">in ga premakni v <text:s text:c="110"/></text:span></text:p>
      <text:p text:style-name="P1"><draw:line text:anchor-type="paragraph" draw:z-index="26" draw:name="Lik16" draw:style-name="gr8" draw:text-style-name="P3" svg:x1="3.473cm" svg:y1="0.215cm" svg:x2="3.473cm" svg:y2="3.51cm"><text:p/></draw:line> <text:s text:c="72"/><text:span text:style-name="T1">zgodovino naročil</text:span> <text:s text:c="2"/></text:p>
      <text:p text:style-name="P1"><draw:custom-shape text:anchor-type="paragraph" draw:z-index="10" draw:name="Lik2" draw:style-name="gr5" draw:text-style-name="P3" svg:width="2.5cm" svg:height="1.301cm" svg:x="3.99cm" svg:y="0.411cm"><text:p text:style-name="P3">UREDI</text:p><draw:enhanced-geometry svg:viewBox="0 0 21600 21600" draw:type="rectangle" draw:enhanced-path="M 0 0 L 21600 0 21600 21600 0 21600 0 0 Z N"/></draw:custom-shape><draw:custom-shape text:anchor-type="paragraph" draw:z-index="23" draw:name="Lik2" draw:style-name="gr5" draw:text-style-name="P3" svg:width="2.5cm" svg:height="1.301cm" svg:x="3.963cm" svg:y="2.318cm"><text:p text:style-name="P3">IZBRIŠI</text:p><draw:enhanced-geometry svg:viewBox="0 0 21600 21600" draw:type="rectangle" draw:enhanced-path="M 0 0 L 21600 0 21600 21600 0 21600 0 0 Z N"/></draw:custom-shape><draw:line text:anchor-type="paragraph" draw:z-index="27" draw:name="Lik1" draw:style-name="gr9" draw:text-style-name="P3" svg:x1="3.99cm" svg:y1="1.012cm" svg:x2="3.681cm" svg:y2="1.012cm"><text:p/></draw:line><draw:line text:anchor-type="paragraph" draw:z-index="28" draw:name="Lik1" draw:style-name="gr9" draw:text-style-name="P3" svg:x1="3.964cm" svg:y1="2.891cm" svg:x2="3.655cm" svg:y2="2.891cm"><text:p/></draw:line> 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l" fo:country="SI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l" fo:country="SI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6T13:49:13.072000000</meta:creation-date>
    <dc:date>2016-11-06T15:37:54.769000000</dc:date>
    <meta:editing-duration>PT45M39S</meta:editing-duration>
    <meta:editing-cycles>14</meta:editing-cycles>
    <meta:generator>LibreOffice/5.2.2.2$Windows_X86_64 LibreOffice_project/8f96e87c890bf8fa77463cd4b640a2312823f3ad</meta:generator>
    <meta:document-statistic meta:table-count="0" meta:image-count="0" meta:object-count="0" meta:page-count="1" meta:paragraph-count="6" meta:word-count="8" meta:character-count="565" meta:non-whitespace-character-count="43"/>
  </office:meta>
</office:document-meta>
</file>